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59.41pt" svg:y="53.29pt">
            <draw:object draw:notify-on-update-of-ranges="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85pt" svg:y="15.62pt">
            <draw:object draw:notify-on-update-of-ranges="Sheet1.A2:Sheet1.A6 Sheet1.B2:Sheet1.B6 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inserting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53" calcext:value-type="float">
            <text:p>153</text:p>
          </table:table-cell>
          <table:table-cell office:value-type="float" office:value="247" calcext:value-type="float">
            <text:p>247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0:47:15.503156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05:19.798284374</meta:creation-date>
    <dc:date>2018-10-04T12:25:00.733442640</dc:date>
    <meta:editing-duration>PT15M15S</meta:editing-duration>
    <meta:editing-cycles>5</meta:editing-cycles>
    <meta:generator>LibreOffice/6.0.6.2$Linux_X86_64 LibreOffice_project/00m0$Build-2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/>
      <style:graphic-properties svg:stroke-color="#b3b3b3"/>
      <style:text-properties fo:font-family="Jamrul" style:font-style-name="Norm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Sheet1.B1:Sheet1.C6" chart:data-source-has-labels="row" svg:x="0.32cm" svg:y="0.18cm" svg:width="12.72cm" svg:height="8.64cm">
          <chartooo:coordinate-region svg:x="0.426cm" svg:y="0.38cm" svg:width="11.806cm" svg:height="7.71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6" chart:label-cell-address="Sheet1.B1:Sheet1.B1" chart:class="chart:line">
            <chart:data-point chart:repeated="5"/>
          </chart:series>
          <chart:series chart:style-name="ch8" chart:values-cell-range-address="Sheet1.C2:Sheet1.C6" chart:label-cell-address="Sheet1.C1:Sheet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ker</text:p>
                <draw:g>
                  <svg:desc>Sheet1.B1:Sheet1.B1</svg:desc>
                </draw:g>
              </table:table-cell>
              <table:table-cell office:value-type="string">
                <text:p>insert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">
                <text:p>153</text:p>
                <draw:g>
                  <svg:desc>Sheet1.B2:Sheet1.B6</svg:desc>
                </draw:g>
              </table:table-cell>
              <table:table-cell office:value-type="float" office:value="247">
                <text:p>24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2:Sheet1.C6" chart:data-source-has-labels="column" svg:x="1.331cm" svg:y="0.18cm" svg:width="11.497cm" svg:height="7.659cm">
          <chartooo:coordinate-region svg:x="1.702cm" svg:y="0.379cm" svg:width="10.318cm" svg:height="6.813cm"/>
          <chart:axis chart:dimension="x" chart:name="primary-x" chart:style-name="ch4" chartooo:axis-type="auto">
            <chartooo:date-scale/>
            <chart:title svg:x="5.858cm" svg:y="8.019cm" chart:style-name="ch5">
              <text:p>number of notes</text:p>
            </chart:title>
            <chart:categories table:cell-range-address="Sheet1.A2:Sheet1.A6"/>
          </chart:axis>
          <chart:axis chart:dimension="y" chart:name="primary-y" chart:style-name="ch6">
            <chart:title svg:x="0.451cm" svg:y="4.675cm" chart:style-name="ch7">
              <text:p>seconds</text:p>
            </chart:title>
            <chart:grid chart:style-name="ch8" chart:class="major"/>
          </chart:axis>
          <chart:series chart:style-name="ch9" chart:values-cell-range-address="Sheet1.B2:Sheet1.B6" chart:class="chart:line">
            <chart:data-point chart:repeated="5"/>
          </chart:series>
          <chart:series chart:style-name="ch10" chart:values-cell-range-address="Sheet1.C2:Sheet1.C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6000">
                <text:p>26000</text:p>
                <draw:g>
                  <svg:desc>Sheet1.A2:Sheet1.A6</svg:desc>
                </draw:g>
              </table:table-cell>
              <table:table-cell office:value-type="float" office:value="153">
                <text:p>153</text:p>
                <draw:g>
                  <svg:desc>Sheet1.B2:Sheet1.B6</svg:desc>
                </draw:g>
              </table:table-cell>
              <table:table-cell office:value-type="float" office:value="247">
                <text:p>247</text:p>
                <draw:g>
                  <svg:desc>Sheet1.C2:Sheet1.C6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